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pace width="0.5em"/>
            <mrow>
              <mrow>
                <mo fence="true" stretchy="false">⟨</mo>
                <mrow>
                  <mi>x</mi>
                </mrow>
                <mo fence="true" stretchy="false">⟩</mo>
              </mrow>
              <mrow>
                <mspace width="2em"/>
                <mo stretchy="false">=</mo>
                <mspace width="2em"/>
              </mrow>
              <mfrac>
                <mn>1</mn>
                <mi>n</mi>
              </mfrac>
              <mspace width="2em"/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pace width="2em"/>
              </mrow>
              <msub>
                <mi>x</mi>
                <mi>i</mi>
              </msub>
              <mrow>
                <mspace width="2em"/>
                <mo stretchy="false">=</mo>
                <mspace width="0.5em"/>
              </mrow>
            </mrow>
          </mrow>
        </mtd>
      </mtr>
      <mtr>
        <mtd columnalign="left">
          <mrow>
            <mspace width="0.5em"/>
            <mrow>
              <mphantom>
                <mrow>
                  <mo fence="true" stretchy="false">⟨</mo>
                  <mrow>
                    <mi>x</mi>
                  </mrow>
                  <mo fence="true" stretchy="false">⟩</mo>
                </mrow>
              </mphantom>
              <mrow>
                <mspace width="2em"/>
                <mo stretchy="false">=</mo>
                <mspace width="2em"/>
              </mrow>
              <mfrac>
                <mn>1</mn>
                <mi>n</mi>
              </mfrac>
              <mspace width="2em"/>
              <mrow>
                <mo fence="true" stretchy="false">(</mo>
                <mrow>
                  <mrow>
                    <msub>
                      <mi>x</mi>
                      <mn>1</mn>
                    </msub>
                    <mrow>
                      <mspace width="2em"/>
                      <mo stretchy="false">+</mo>
                      <mspace width="2em"/>
                    </mrow>
                    <msub>
                      <mi>x</mi>
                      <mn>2</mn>
                    </msub>
                    <mrow>
                      <mspace width="2em"/>
                      <mo stretchy="false">+</mo>
                      <mspace width="2em"/>
                    </mrow>
                    <mo stretchy="false">…</mo>
                    <mrow>
                      <mspace width="2em"/>
                      <mo stretchy="false">+</mo>
                      <mspace width="2em"/>
                    </mrow>
                    <msub>
                      <mi>x</mi>
                      <mi>n</mi>
                    </msub>
                  </mrow>
                </mrow>
                <mo fence="true" stretchy="false">)</mo>
              </mrow>
            </mrow>
          </mrow>
        </mtd>
      </mtr>
    </mtable>
    <annotation encoding="StarMath 5.0">alignl ` { alignc 
 langle x rangle ~=~ 
 1 over n ~ 
 sum from { i = 1 } to n ~ 
 x _i ~=` 
} newline 

alignl ` { alignc 
 phantom{ langle x rangle } ~=~ 
 1 over n ~ 
 (
 x_1 ~+~ x_2 ~+~ dotslow ~+~ x_n 
 )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3:54:47.598000000</meta:creation-date>
    <dc:date>2014-12-08T23:54:59.035000000</dc:date>
    <meta:editing-duration>PT11S</meta:editing-duration>
    <meta:editing-cycles>1</meta:editing-cycles>
    <meta:generator>LibreOffice/4.3.4.1$Windows_x86 LibreOffice_project/bc356b2f991740509f321d70e4512a6a54c5f243</meta:generator>
  </office:meta>
</office:document-meta>
</file>